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fo:font-weight="normal" officeooo:rsid="000f2ef6" officeooo:paragraph-rsid="000f2ef6" fo:background-color="transparent" style:font-size-asian="12pt" style:font-size-complex="12pt"/>
    </style:style>
    <style:style style:name="P2" style:family="paragraph" style:parent-style-name="Standard">
      <style:text-properties fo:color="#000000" style:font-name="Arial" fo:font-size="12pt" fo:font-weight="normal" officeooo:rsid="000f2ef6" officeooo:paragraph-rsid="001f2590" fo:background-color="transparent" style:font-size-asian="12pt" style:font-size-complex="12pt"/>
    </style:style>
    <style:style style:name="P3" style:family="paragraph" style:parent-style-name="Standard">
      <style:text-properties fo:color="#000000" style:font-name="Arial" fo:font-size="12pt" fo:font-weight="normal" officeooo:rsid="000f2ef6" officeooo:paragraph-rsid="002134b9" fo:background-color="transparent" style:font-size-asian="12pt" style:font-size-complex="12pt"/>
    </style:style>
    <style:style style:name="P4" style:family="paragraph" style:parent-style-name="Standard">
      <style:text-properties fo:color="#000000" style:font-name="Arial" fo:font-size="12pt" fo:font-weight="normal" officeooo:rsid="00109d31" officeooo:paragraph-rsid="00109d31" fo:background-color="transparent" style:font-size-asian="12pt" style:font-size-complex="12pt"/>
    </style:style>
    <style:style style:name="P5" style:family="paragraph" style:parent-style-name="Standard">
      <style:text-properties fo:color="#000000" style:font-name="Arial" fo:font-size="12pt" officeooo:rsid="000f2ef6" officeooo:paragraph-rsid="000f2ef6" fo:background-color="transparent" style:font-size-asian="12pt" style:font-size-complex="12pt"/>
    </style:style>
    <style:style style:name="P6" style:family="paragraph" style:parent-style-name="Standard">
      <style:text-properties fo:color="#000000" style:font-name="Arial" fo:font-size="12pt" officeooo:rsid="000f2ef6" officeooo:paragraph-rsid="0011a38b" fo:background-color="transparent" style:font-size-asian="12pt" style:font-size-complex="12pt"/>
    </style:style>
    <style:style style:name="P7" style:family="paragraph" style:parent-style-name="Standard">
      <style:text-properties fo:color="#000000" style:font-name="Arial" fo:font-size="12pt" officeooo:rsid="00109d31" officeooo:paragraph-rsid="00109d31" fo:background-color="transparent" style:font-size-asian="12pt" style:font-size-complex="12pt"/>
    </style:style>
    <style:style style:name="P8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Arial" fo:font-size="12pt" fo:font-weight="bold" officeooo:rsid="000f2ef6" officeooo:paragraph-rsid="000f2ef6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Arial" fo:font-size="12pt" fo:font-weight="bold" officeooo:rsid="000f2ef6" officeooo:paragraph-rsid="002134b9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Arial" fo:font-size="12pt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Arial" fo:font-size="12pt" fo:font-weight="bold" officeooo:rsid="001a0d8b" officeooo:paragraph-rsid="001a0d8b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Arial" fo:font-size="12pt" fo:font-weight="bold" officeooo:paragraph-rsid="0017ac7f" fo:background-color="transparent" style:font-size-asian="12pt" style:font-size-complex="12pt"/>
    </style:style>
    <style:style style:name="P14" style:family="paragraph" style:parent-style-name="Standard">
      <style:text-properties fo:color="#000000" style:font-name="Arial" fo:font-size="12pt" fo:font-style="italic" fo:font-weight="bold" officeooo:rsid="00109d31" officeooo:paragraph-rsid="00109d31" fo:background-color="transparent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color="#000000" style:font-name="Courier New" fo:font-size="10pt" officeooo:rsid="00109d31" officeooo:paragraph-rsid="00109d31" fo:background-color="transparent" style:font-size-asian="10pt" style:font-size-complex="10pt"/>
    </style:style>
    <style:style style:name="P16" style:family="paragraph" style:parent-style-name="Standard">
      <style:text-properties style:font-name="Arial" fo:font-size="12pt" officeooo:rsid="000f2ef6" officeooo:paragraph-rsid="000f2ef6" style:font-size-asian="12pt" style:font-size-complex="12pt"/>
    </style:style>
    <style:style style:name="P17" style:family="paragraph" style:parent-style-name="Standard">
      <style:text-properties style:use-window-font-color="true" style:font-name="Arial" fo:font-size="12pt" fo:font-weight="normal" officeooo:paragraph-rsid="0017ac7f" fo:background-color="transparent" style:font-size-asian="12pt" style:font-size-complex="12pt"/>
    </style:style>
    <style:style style:name="P18" style:family="paragraph" style:parent-style-name="Standard">
      <style:text-properties fo:color="#000000" style:font-name="Arial" fo:font-size="12pt" fo:font-weight="normal" officeooo:rsid="000f2ef6" officeooo:paragraph-rsid="000f2ef6" fo:background-color="transparent" style:font-size-asian="12pt" style:font-size-complex="12pt"/>
    </style:style>
    <style:style style:name="P19" style:family="paragraph" style:parent-style-name="Standard">
      <style:text-properties fo:color="#000000" style:font-name="Arial" fo:font-size="12pt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T1" style:family="text">
      <style:text-properties fo:color="#000000" fo:font-weight="normal"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9d31"/>
    </style:style>
    <style:style style:name="T4" style:family="text">
      <style:text-properties officeooo:rsid="0011a38b"/>
    </style:style>
    <style:style style:name="T5" style:family="text">
      <style:text-properties officeooo:rsid="000f2ef6" style:font-weight-asian="bold" style:font-weight-complex="bold"/>
    </style:style>
    <style:style style:name="T6" style:family="text">
      <style:text-properties style:use-window-font-color="true" fo:font-weight="normal"/>
    </style:style>
    <style:style style:name="T7" style:family="text">
      <style:text-properties fo:font-weight="normal"/>
    </style:style>
    <style:style style:name="T8" style:family="text">
      <style:text-properties fo:font-weight="normal" officeooo:rsid="0012ee33"/>
    </style:style>
    <style:style style:name="T9" style:family="text">
      <style:text-properties officeooo:rsid="001f2590"/>
    </style:style>
    <style:style style:name="T10" style:family="text">
      <style:text-properties officeooo:rsid="002134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Structure:</text:span><text:line-break/><text:span text:style-name="T1">&lt;DatasContextProvider&gt;</text:span></text:p>
      <text:p text:style-name="P1"><text:s text:c="4"/>&lt;TargetContextProvider&gt;</text:p>
      <text:p text:style-name="P1"><text:s text:c="8"/>&lt;RouterContextProvider&gt;</text:p>
      <text:p text:style-name="P1"><text:s text:c="10"/>&lt;UiContextProvider&gt;</text:p>
      <text:p text:style-name="P1"><text:s text:c="12"/>&lt;HttpQueueContextProvider&gt;</text:p>
      <text:p text:style-name="P1"><text:s text:c="14"/>&lt;TranslationsContextProvider&gt;</text:p>
      <text:p text:style-name="P5"><text:span text:style-name="T7"><text:s text:c="16"/>&lt;SettingsContextProvider&gt;</text:span></text:p>
      <text:p text:style-name="P1"><text:s text:c="18"/>&lt;WsContextProvider&gt;</text:p>
      <text:p text:style-name="P1"><text:s text:c="20"/>&lt;ToastsContainer /&gt;</text:p>
      <text:p text:style-name="P1"><text:s text:c="20"/>&lt;Modal /&gt;</text:p>
      <text:p text:style-name="P1"><text:s text:c="20"/>&lt;ContentContainer /&gt;</text:p>
      <text:p text:style-name="P1"><text:s text:c="18"/>&lt;/WsContextProvider&gt;</text:p>
      <text:p text:style-name="P1"><text:s text:c="16"/>&lt;/SettingsContextProvider&gt;</text:p>
      <text:p text:style-name="P1"><text:s text:c="14"/>&lt;/TranslationsContextProvider&gt;</text:p>
      <text:p text:style-name="P1"><text:s text:c="12"/>&lt;/HttpQueueContextProvider&gt;</text:p>
      <text:p text:style-name="P1"><text:s text:c="10"/>&lt;/UiContextProvider&gt;</text:p>
      <text:p text:style-name="P1"><text:s text:c="8"/>&lt;/RouterContextProvider&gt;</text:p>
      <text:p text:style-name="P1"><text:s text:c="5"/>&lt;/TargetContextProvider&gt;</text:p>
      <text:p text:style-name="P1">&lt;/DatasContextProvider&gt;</text:p>
      <text:p text:style-name="P1"/>
      <text:p text:style-name="P1"/>
      <text:p text:style-name="P8">Contexts:</text:p>
      <text:p text:style-name="P9">DatasContextProvider:</text:p>
      <text:p text:style-name="P1">about,</text:p>
      <text:p text:style-name="P1"><text:s text:c="4"/>terminal: {</text:p>
      <text:p text:style-name="P1"><text:s text:c="6"/>input: terminalInput, <text:span text:style-name="T9">= ref</text:span></text:p>
      <text:p text:style-name="P1"><text:s text:c="6"/>content: terminalContent, <text:span text:style-name="T9">= state</text:span></text:p>
      <text:p text:style-name="P1"><text:s text:c="6"/>add: addTerminalContent, <text:span text:style-name="T9">= state</text:span></text:p>
      <text:p text:style-name="P2"><text:s text:c="6"/>inputHistory: terminalInputHistory, <text:span text:style-name="T9">= state</text:span></text:p>
      <text:p text:style-name="P2"><text:s text:c="6"/>addInputHistory: addTerminalInputHistory, <text:span text:style-name="T9">= state</text:span></text:p>
      <text:p text:style-name="P3"><text:s text:c="5"/>isAutoScroll, <text:s/><text:span text:style-name="T9">= ref</text:span></text:p>
      <text:p text:style-name="P3"><text:s text:c="5"/>isVerbose, <text:s/><text:span text:style-name="T9">= ref</text:span></text:p>
      <text:p text:style-name="P3"><text:s text:c="5"/>isAutoScrollPaused, <text:s/><text:span text:style-name="T9">= ref</text:span></text:p>
      <text:p text:style-name="P2"/>
      <text:p text:style-name="P10">TargetContextProvider:</text:p>
      <text:p text:style-name="P2">processData <text:span text:style-name="T10">= fn</text:span></text:p>
      <text:p text:style-name="P1"/>
      <text:p text:style-name="P9">RouterContextProvider:</text:p>
      <text:p text:style-name="P16">activeRoute, setActiveRoute = state</text:p>
      <text:p text:style-name="P16">routes,setRoutes = state</text:p>
      <text:p text:style-name="P16">defaultRoute = ref</text:p>
      <text:p text:style-name="P16">activeTab = ref</text:p>
      <text:p text:style-name="P16"/>
      <text:p text:style-name="P9">UiContextProvider:</text:p>
      <text:p text:style-name="P13"><text:span text:style-name="T5"><text:s text:c="4"/></text:span><text:span text:style-name="T6">uisettings: { </text:span></text:p>
      <text:p text:style-name="P17"><text:tab/>current: uiSettings, </text:p>
      <text:p text:style-name="P17"><text:tab/>set: setUISettings, </text:p>
      <text:p text:style-name="P17"><text:tab/>getValue },</text:p>
      <text:p text:style-name="P1"><text:s text:c="4"/>modals: {</text:p>
      <text:p text:style-name="P1"><text:s text:c="6"/>modalList: modals,</text:p>
      <text:p text:style-name="P1"><text:s text:c="6"/>addModal,</text:p>
      <text:p text:style-name="P1"><text:soft-page-break/><text:s text:c="6"/>removeModal,</text:p>
      <text:p text:style-name="P1"><text:s text:c="6"/>getModalIndex,</text:p>
      <text:p text:style-name="P1"><text:s text:c="6"/>clearModals,</text:p>
      <text:p text:style-name="P1"><text:s text:c="4"/>},</text:p>
      <text:p text:style-name="P1"><text:s text:c="4"/>toasts: { toastList: toasts, addToast, removeToast },</text:p>
      <text:p text:style-name="P1"><text:s text:c="4"/>connection: {</text:p>
      <text:p text:style-name="P1"><text:s text:c="6"/>connectionState,</text:p>
      <text:p text:style-name="P1"><text:s text:c="6"/>setConnectionState,</text:p>
      <text:p text:style-name="P1"><text:s text:c="4"/>},</text:p>
      <text:p text:style-name="P1"/>
      <text:p text:style-name="P1"><text:s text:c="4"/>dialogs: {</text:p>
      <text:p text:style-name="P1"><text:s text:c="6"/>needLogin,</text:p>
      <text:p text:style-name="P1"><text:s text:c="6"/>setNeedLogin,</text:p>
      <text:p text:style-name="P1"><text:s text:c="6"/>showKeepConnected,</text:p>
      <text:p text:style-name="P1"><text:s text:c="6"/>setShowKeepConnected,</text:p>
      <text:p text:style-name="P1"><text:s text:c="4"/>},</text:p>
      <text:p text:style-name="P1"/>
      <text:p text:style-name="P9">HttpQueueContextProvider:</text:p>
      <text:p text:style-name="P5">addInQueue,</text:p>
      <text:p text:style-name="P5">addInTopQueue,</text:p>
      <text:p text:style-name="P5"><text:span text:style-name="T3">r</text:span>emoveRequests,</text:p>
      <text:p text:style-name="P5">getCurrentRequest,</text:p>
      <text:p text:style-name="P5">removeAllRequests,</text:p>
      <text:p text:style-name="P5">processRequests,</text:p>
      <text:p text:style-name="P1"/>
      <text:p text:style-name="P9">TranslationsContextProvider:</text:p>
      <text:p text:style-name="P5">currentLanguage,</text:p>
      <text:p text:style-name="P5">setCurrentLanguage,</text:p>
      <text:p text:style-name="P5">baseLangRessource,</text:p>
      <text:p text:style-name="P1"/>
      <text:p text:style-name="P9">SettingsContextProvider:</text:p>
      <text:p text:style-name="P5">interfaceSettings: interfaceValues <text:span text:style-name="T4">= ref</text:span></text:p>
      <text:p text:style-name="P6">connectionSettings: connectionValues <text:s/><text:span text:style-name="T4">= ref</text:span></text:p>
      <text:p text:style-name="P6">featuresSettings: featuresValues <text:s/><text:span text:style-name="T4">= ref</text:span></text:p>
      <text:p text:style-name="P5"><text:s/>activity: { startPolling, stopPolling },</text:p>
      <text:p text:style-name="P1"/>
      <text:p text:style-name="P9">WsContextProvider:</text:p>
      <text:p text:style-name="P5"><text:s/>ws: wsConnection.current </text:p>
      <text:p text:style-name="P5"><text:s text:c="2"/>setIsPingPaused, //to be used in HTTP queries</text:p>
      <text:p text:style-name="P5"><text:s text:c="2"/>Disconnect,</text:p>
      <text:p text:style-name="P1"/>
      <text:p text:style-name="P14">Hooks:</text:p>
      <text:p text:style-name="P11">useHttpQueue:</text:p>
      <text:p text:style-name="P4">createNewRequest,</text:p>
      <text:p text:style-name="P4">processRequestsNow,</text:p>
      <text:p text:style-name="P4">createNewTopRequest,</text:p>
      <text:p text:style-name="P4">abortRequest,</text:p>
      <text:p text:style-name="P4">setKillOnUnmount,</text:p>
      <text:p text:style-name="P4"/>
      <text:p text:style-name="P11">useSettings:</text:p>
      <text:p text:style-name="P7">getInterfaceSettings,</text:p>
      <text:p text:style-name="P7">getConnectionSettings,</text:p>
      <text:p text:style-name="P7"><text:soft-page-break/></text:p>
      <text:p text:style-name="P12">Files:</text:p>
      <text:p text:style-name="P7"/>
      <text:p text:style-name="P7"/>
      <text:p text:style-name="P15">SRC</text:p>
      <text:p text:style-name="P15">│ <text:s text:c="2"/>index.html</text:p>
      <text:p text:style-name="P15">│ <text:s text:c="2"/>index.js</text:p>
      <text:p text:style-name="P15">│</text:p>
      <text:p text:style-name="P15">├───adapters</text:p>
      <text:p text:style-name="P15">│ <text:s text:c="6"/>httpAdapter.js</text:p>
      <text:p text:style-name="P15">│ <text:s text:c="6"/>index.js</text:p>
      <text:p text:style-name="P15">│</text:p>
      <text:p text:style-name="P15">├───areas</text:p>
      <text:p text:style-name="P15">│ <text:s text:c="6"/>connection.js</text:p>
      <text:p text:style-name="P15">│ <text:s text:c="6"/>footer.js</text:p>
      <text:p text:style-name="P15">│ <text:s text:c="6"/>index.js</text:p>
      <text:p text:style-name="P15">│ <text:s text:c="6"/>informations.js</text:p>
      <text:p text:style-name="P15">│ <text:s text:c="6"/>main.js</text:p>
      <text:p text:style-name="P15">│ <text:s text:c="6"/>menu.js</text:p>
      <text:p text:style-name="P15">│</text:p>
      <text:p text:style-name="P15">├───components</text:p>
      <text:p text:style-name="P15">│ <text:s text:c="2"/>├───App</text:p>
      <text:p text:style-name="P15">│ <text:s text:c="2"/>│ <text:s text:c="6"/>index.js</text:p>
      <text:p text:style-name="P15">│ <text:s text:c="2"/>│ <text:s text:c="6"/>version.js</text:p>
      <text:p text:style-name="P15">│ <text:s text:c="2"/>│</text:p>
      <text:p text:style-name="P15">│ <text:s text:c="2"/>├───Controls</text:p>
      <text:p text:style-name="P15">│ <text:s text:c="2"/>│ <text:s text:c="2"/>│ <text:s text:c="2"/>Button.js</text:p>
      <text:p text:style-name="P15">│ <text:s text:c="2"/>│ <text:s text:c="2"/>│ <text:s text:c="2"/>ButtonImg.js</text:p>
      <text:p text:style-name="P15">│ <text:s text:c="2"/>│ <text:s text:c="2"/>│ <text:s text:c="2"/>CenterLeft.js</text:p>
      <text:p text:style-name="P15">│ <text:s text:c="2"/>│ <text:s text:c="2"/>│ <text:s text:c="2"/>Field.js</text:p>
      <text:p text:style-name="P15">│ <text:s text:c="2"/>│ <text:s text:c="2"/>│ <text:s text:c="2"/>index.js</text:p>
      <text:p text:style-name="P15">│ <text:s text:c="2"/>│ <text:s text:c="2"/>│ <text:s text:c="2"/>Loading.js</text:p>
      <text:p text:style-name="P15">│ <text:s text:c="2"/>│ <text:s text:c="2"/>│ <text:s text:c="2"/>Modal.js</text:p>
      <text:p text:style-name="P15">│ <text:s text:c="2"/>│ <text:s text:c="2"/>│ <text:s text:c="2"/>Progress.js</text:p>
      <text:p text:style-name="P15">│ <text:s text:c="2"/>│ <text:s text:c="2"/>│ <text:s text:c="2"/>ScanAp.js</text:p>
      <text:p text:style-name="P15">│ <text:s text:c="2"/>│ <text:s text:c="2"/>│ <text:s text:c="2"/>ScanPacksList.js</text:p>
      <text:p text:style-name="P15">│ <text:s text:c="2"/>│ <text:s text:c="2"/>│ <text:s text:c="2"/>Toast.js</text:p>
      <text:p text:style-name="P15">│ <text:s text:c="2"/>│ <text:s text:c="2"/>│</text:p>
      <text:p text:style-name="P15">│ <text:s text:c="2"/>│ <text:s text:c="2"/>└───Fields</text:p>
      <text:p text:style-name="P15">│ <text:s text:c="2"/>│ <text:s text:c="10"/>Boolean.js</text:p>
      <text:p text:style-name="P15">│ <text:s text:c="2"/>│ <text:s text:c="10"/>def_macro.json</text:p>
      <text:p text:style-name="P15">│ <text:s text:c="2"/>│ <text:s text:c="10"/>def_panel.json</text:p>
      <text:p text:style-name="P15">│ <text:s text:c="2"/>│ <text:s text:c="10"/>FormGroup.js</text:p>
      <text:p text:style-name="P15">│ <text:s text:c="2"/>│ <text:s text:c="10"/>IconSelect.js</text:p>
      <text:p text:style-name="P15">│ <text:s text:c="2"/>│ <text:s text:c="10"/>index.js</text:p>
      <text:p text:style-name="P15">│ <text:s text:c="2"/>│ <text:s text:c="10"/>Input.js</text:p>
      <text:p text:style-name="P15">│ <text:s text:c="2"/>│ <text:s text:c="10"/>ItemsList.js</text:p>
      <text:p text:style-name="P15">│ <text:s text:c="2"/>│ <text:s text:c="10"/>MacroButton.js</text:p>
      <text:p text:style-name="P15">│ <text:s text:c="2"/>│ <text:s text:c="10"/>PickUp.js</text:p>
      <text:p text:style-name="P15">│ <text:s text:c="2"/>│ <text:s text:c="10"/>Select.js</text:p>
      <text:p text:style-name="P15">│ <text:s text:c="2"/>│</text:p>
      <text:p text:style-name="P15">│ <text:s text:c="2"/>├───ExtraContent</text:p>
      <text:p text:style-name="P15">│ <text:s text:c="2"/>│ <text:s text:c="6"/>index.js</text:p>
      <text:p text:style-name="P15">│ <text:s text:c="2"/>│</text:p>
      <text:p text:style-name="P15">│ <text:s text:c="2"/>├───Helpers</text:p>
      <text:p text:style-name="P15">│ <text:s text:c="2"/>│ <text:s text:c="6"/>arrays.js</text:p>
      <text:p text:style-name="P15">│ <text:s text:c="2"/>│ <text:s text:c="6"/>components.js</text:p>
      <text:p text:style-name="P15">│ <text:s text:c="2"/>│ <text:s text:c="6"/>html.js</text:p>
      <text:p text:style-name="P15">│ <text:s text:c="2"/>│ <text:s text:c="6"/>http.js</text:p>
      <text:p text:style-name="P15">│ <text:s text:c="2"/>│ <text:s text:c="6"/>index.js</text:p>
      <text:p text:style-name="P15">│ <text:s text:c="2"/>│ <text:s text:c="6"/>strings.js</text:p>
      <text:p text:style-name="P15">│ <text:s text:c="2"/>│ <text:s text:c="6"/>time.js</text:p>
      <text:p text:style-name="P15">│ <text:s text:c="2"/>│</text:p>
      <text:p text:style-name="P15"><text:soft-page-break/>│ <text:s text:c="2"/>├───Images</text:p>
      <text:p text:style-name="P15">│ <text:s text:c="2"/>│ <text:s text:c="6"/>icons.js</text:p>
      <text:p text:style-name="P15">│ <text:s text:c="2"/>│ <text:s text:c="6"/>index.js</text:p>
      <text:p text:style-name="P15">│ <text:s text:c="2"/>│ <text:s text:c="6"/>logo.js</text:p>
      <text:p text:style-name="P15">│ <text:s text:c="2"/>│</text:p>
      <text:p text:style-name="P15">│ <text:s text:c="2"/>├───Modal</text:p>
      <text:p text:style-name="P15">│ <text:s text:c="2"/>│ <text:s text:c="6"/>confirmModal.js</text:p>
      <text:p text:style-name="P15">│ <text:s text:c="2"/>│ <text:s text:c="6"/>genericModal.js</text:p>
      <text:p text:style-name="P15">│ <text:s text:c="2"/>│ <text:s text:c="6"/>index.js</text:p>
      <text:p text:style-name="P15">│ <text:s text:c="2"/>│ <text:s text:c="6"/>keepConnectedModal.js</text:p>
      <text:p text:style-name="P15">│ <text:s text:c="2"/>│ <text:s text:c="6"/>logginModal.js</text:p>
      <text:p text:style-name="P15">│ <text:s text:c="2"/>│ <text:s text:c="6"/>progressModal.js</text:p>
      <text:p text:style-name="P15">│ <text:s text:c="2"/>│</text:p>
      <text:p text:style-name="P15">│ <text:s text:c="2"/>├───Navbar</text:p>
      <text:p text:style-name="P15">│ <text:s text:c="2"/>│ <text:s text:c="6"/>index.js</text:p>
      <text:p text:style-name="P15">│ <text:s text:c="2"/>│</text:p>
      <text:p text:style-name="P15">│ <text:s text:c="2"/>├───Panel</text:p>
      <text:p text:style-name="P15">│ <text:s text:c="2"/>│ <text:s text:c="6"/>ExtraPanel.js</text:p>
      <text:p text:style-name="P15">│ <text:s text:c="2"/>│ <text:s text:c="6"/>Files.js</text:p>
      <text:p text:style-name="P15">│ <text:s text:c="2"/>│ <text:s text:c="6"/>Macros.js</text:p>
      <text:p text:style-name="P15">│ <text:s text:c="2"/>│ <text:s text:c="6"/>Terminal.js</text:p>
      <text:p text:style-name="P15">│ <text:s text:c="2"/>│</text:p>
      <text:p text:style-name="P15">│ <text:s text:c="2"/>├───Router</text:p>
      <text:p text:style-name="P15">│ <text:s text:c="2"/>│ <text:s text:c="6"/>index.js</text:p>
      <text:p text:style-name="P15">│ <text:s text:c="2"/>│</text:p>
      <text:p text:style-name="P15">│ <text:s text:c="2"/>├───TabBar</text:p>
      <text:p text:style-name="P15">│ <text:s text:c="2"/>│ <text:s text:c="6"/>index.js</text:p>
      <text:p text:style-name="P15">│ <text:s text:c="2"/>│</text:p>
      <text:p text:style-name="P15">│ <text:s text:c="2"/>├───Toast</text:p>
      <text:p text:style-name="P15">│ <text:s text:c="2"/>│ <text:s text:c="6"/>index.js</text:p>
      <text:p text:style-name="P15">│ <text:s text:c="2"/>│</text:p>
      <text:p text:style-name="P15">│ <text:s text:c="2"/>└───Translations</text:p>
      <text:p text:style-name="P15">│ <text:s text:c="10"/>index.js</text:p>
      <text:p text:style-name="P15">│ <text:s text:c="10"/>languages.json</text:p>
      <text:p text:style-name="P15">│</text:p>
      <text:p text:style-name="P15">├───contexts</text:p>
      <text:p text:style-name="P15">│ <text:s text:c="6"/>DatasContext.js</text:p>
      <text:p text:style-name="P15">│ <text:s text:c="6"/>HttpQueueContext.js</text:p>
      <text:p text:style-name="P15">│ <text:s text:c="6"/>index.js</text:p>
      <text:p text:style-name="P15">│ <text:s text:c="6"/>RouterContext.js</text:p>
      <text:p text:style-name="P15">│ <text:s text:c="6"/>SettingsContext.js</text:p>
      <text:p text:style-name="P15">│ <text:s text:c="6"/>TranslationsContext.js</text:p>
      <text:p text:style-name="P15">│ <text:s text:c="6"/>UiContext.js</text:p>
      <text:p text:style-name="P15">│ <text:s text:c="6"/>WsContext.js</text:p>
      <text:p text:style-name="P15">│</text:p>
      <text:p text:style-name="P15">├───hooks</text:p>
      <text:p text:style-name="P15">│ <text:s text:c="6"/>index.js</text:p>
      <text:p text:style-name="P15">│ <text:s text:c="6"/>useHttpQueue.js</text:p>
      <text:p text:style-name="P15">│ <text:s text:c="6"/>useSettings.js</text:p>
      <text:p text:style-name="P15">│</text:p>
      <text:p text:style-name="P15">├───pages</text:p>
      <text:p text:style-name="P15">│ <text:s text:c="2"/>├───about</text:p>
      <text:p text:style-name="P15">│ <text:s text:c="2"/>│ <text:s text:c="6"/>index.js</text:p>
      <text:p text:style-name="P15">│ <text:s text:c="2"/>│</text:p>
      <text:p text:style-name="P15">│ <text:s text:c="2"/>├───dashboard</text:p>
      <text:p text:style-name="P15">│ <text:s text:c="2"/>│ <text:s text:c="6"/>index.js</text:p>
      <text:p text:style-name="P15">│ <text:s text:c="2"/>│</text:p>
      <text:p text:style-name="P15">│ <text:s text:c="2"/>├───extrapages</text:p>
      <text:p text:style-name="P15">│ <text:s text:c="2"/>│ <text:s text:c="6"/>index.js</text:p>
      <text:p text:style-name="P15">│ <text:s text:c="2"/>│</text:p>
      <text:p text:style-name="P15">│ <text:s text:c="2"/>└───settings</text:p>
      <text:p text:style-name="P15">│ <text:s text:c="10"/>index.js</text:p>
      <text:p text:style-name="P15">│</text:p>
      <text:p text:style-name="P15">├───style</text:p>
      <text:p text:style-name="P15"><text:soft-page-break/>│ <text:s text:c="2"/>│ <text:s text:c="2"/>index.scss</text:p>
      <text:p text:style-name="P15">│ <text:s text:c="2"/>│ <text:s text:c="2"/>_custom.scss</text:p>
      <text:p text:style-name="P15">│ <text:s text:c="2"/>│ <text:s text:c="2"/>_mixins.scss</text:p>
      <text:p text:style-name="P15">│ <text:s text:c="2"/>│ <text:s text:c="2"/>_spectre-exp.scss</text:p>
      <text:p text:style-name="P15">│ <text:s text:c="2"/>│ <text:s text:c="2"/>_spectre-icons.scss</text:p>
      <text:p text:style-name="P15">│ <text:s text:c="2"/>│ <text:s text:c="2"/>_spectre.scss</text:p>
      <text:p text:style-name="P15">│ <text:s text:c="2"/>│ <text:s text:c="2"/>_variables.scss</text:p>
      <text:p text:style-name="P15">│ <text:s text:c="2"/>│</text:p>
      <text:p text:style-name="P15">│ <text:s text:c="2"/>└───components</text:p>
      <text:p text:style-name="P15">│ <text:s text:c="10"/>_app.scss</text:p>
      <text:p text:style-name="P15">│ <text:s text:c="10"/>_control.scss</text:p>
      <text:p text:style-name="P15">│ <text:s text:c="10"/>_media.scss</text:p>
      <text:p text:style-name="P15">│ <text:s text:c="10"/>_menu.scss</text:p>
      <text:p text:style-name="P15">│ <text:s text:c="10"/>_navbar.scss</text:p>
      <text:p text:style-name="P15">│ <text:s text:c="10"/>_panel.scss</text:p>
      <text:p text:style-name="P15">│</text:p>
      <text:p text:style-name="P15">├───tabs</text:p>
      <text:p text:style-name="P15">│ <text:s text:c="2"/>├───features</text:p>
      <text:p text:style-name="P15">│ <text:s text:c="2"/>│ <text:s text:c="6"/>exportHelper.js</text:p>
      <text:p text:style-name="P15">│ <text:s text:c="2"/>│ <text:s text:c="6"/>formatHelper.js</text:p>
      <text:p text:style-name="P15">│ <text:s text:c="2"/>│ <text:s text:c="6"/>importHelper.js</text:p>
      <text:p text:style-name="P15">│ <text:s text:c="2"/>│ <text:s text:c="6"/>index.js</text:p>
      <text:p text:style-name="P15">│ <text:s text:c="2"/>│</text:p>
      <text:p text:style-name="P15">│ <text:s text:c="2"/>├───interface</text:p>
      <text:p text:style-name="P15">│ <text:s text:c="2"/>│ <text:s text:c="6"/>exportHelper.js</text:p>
      <text:p text:style-name="P15">│ <text:s text:c="2"/>│ <text:s text:c="6"/>importHelper.js</text:p>
      <text:p text:style-name="P15">│ <text:s text:c="2"/>│ <text:s text:c="6"/>index.js</text:p>
      <text:p text:style-name="P15">│ <text:s text:c="2"/>│</text:p>
      <text:p text:style-name="P15">│ <text:s text:c="2"/>└───machine</text:p>
      <text:p text:style-name="P15">│ <text:s text:c="10"/>index.js</text:p>
      <text:p text:style-name="P15">│</text:p>
      <text:p text:style-name="P15">└───targets</text:p>
      <text:p text:style-name="P15"><text:s text:c="4"/>│ <text:s text:c="2"/>index.js</text:p>
      <text:p text:style-name="P15"><text:s text:c="4"/>│ <text:s text:c="2"/>preferences.json</text:p>
      <text:p text:style-name="P15"><text:s text:c="4"/>│</text:p>
      <text:p text:style-name="P15"><text:s text:c="4"/>├───CNC</text:p>
      <text:p text:style-name="P15"><text:s text:c="4"/>│ <text:s text:c="2"/>│ <text:s text:c="2"/>preferences.json</text:p>
      <text:p text:style-name="P15"><text:s text:c="4"/>│ <text:s text:c="2"/>│ <text:s text:c="2"/></text:p>
      <text:p text:style-name="P15"><text:s text:c="4"/>│ <text:s text:c="2"/>├───GRBL</text:p>
      <text:p text:style-name="P15"><text:s text:c="4"/>│ <text:s text:c="2"/>│ <text:s text:c="2"/>│ <text:s text:c="2"/>index.js</text:p>
      <text:p text:style-name="P15"><text:s text:c="4"/>│ <text:s text:c="2"/>│ <text:s text:c="2"/>│ <text:s text:c="2"/>preferences.json</text:p>
      <text:p text:style-name="P15"><text:s text:c="4"/>│ <text:s text:c="2"/>│ <text:s text:c="2"/>│</text:p>
      <text:p text:style-name="P15"><text:s text:c="4"/>│ <text:s text:c="2"/>│ <text:s text:c="2"/>└───Translations</text:p>
      <text:p text:style-name="P15"><text:s text:c="4"/>│ <text:s text:c="2"/>│ <text:s text:c="10"/>en.json</text:p>
      <text:p text:style-name="P15"><text:s text:c="4"/>│ <text:s text:c="2"/>│</text:p>
      <text:p text:style-name="P15"><text:s text:c="4"/>│ <text:s text:c="2"/>├───GRBL_ESP32</text:p>
      <text:p text:style-name="P15"><text:s text:c="4"/>│ <text:s text:c="2"/>│ <text:s text:c="2"/>│ <text:s text:c="2"/>index.js</text:p>
      <text:p text:style-name="P15"><text:s text:c="4"/>│ <text:s text:c="2"/>│ <text:s text:c="2"/>│ <text:s text:c="2"/>preferences.json</text:p>
      <text:p text:style-name="P15"><text:s text:c="4"/>│ <text:s text:c="2"/>│ <text:s text:c="2"/>│</text:p>
      <text:p text:style-name="P15"><text:s text:c="4"/>│ <text:s text:c="2"/>│ <text:s text:c="2"/>└───Translations</text:p>
      <text:p text:style-name="P15"><text:s text:c="4"/>│ <text:s text:c="2"/>│ <text:s text:c="10"/>en.json</text:p>
      <text:p text:style-name="P15"><text:s text:c="4"/>│ <text:s text:c="2"/>│</text:p>
      <text:p text:style-name="P15"><text:s text:c="4"/>│ <text:s text:c="2"/>└───Translations</text:p>
      <text:p text:style-name="P15"><text:s text:c="4"/>│ <text:s text:c="10"/>en.json</text:p>
      <text:p text:style-name="P15"><text:s text:c="4"/>│</text:p>
      <text:p text:style-name="P15"><text:s text:c="4"/>├───Printer3D</text:p>
      <text:p text:style-name="P15"><text:s text:c="4"/>│ <text:s text:c="2"/>│ <text:s text:c="2"/>icon.js</text:p>
      <text:p text:style-name="P15"><text:s text:c="4"/>│ <text:s text:c="2"/>│ <text:s text:c="2"/>preferences.json</text:p>
      <text:p text:style-name="P15"><text:s text:c="4"/>│ <text:s text:c="2"/>│</text:p>
      <text:p text:style-name="P15"><text:s text:c="4"/>│ <text:s text:c="2"/>├───Marlin</text:p>
      <text:p text:style-name="P15"><text:s text:c="4"/>│ <text:s text:c="2"/>│ <text:s text:c="2"/>│ <text:s text:c="2"/>icons.js</text:p>
      <text:p text:style-name="P15"><text:s text:c="4"/>│ <text:s text:c="2"/>│ <text:s text:c="2"/>│ <text:s text:c="2"/>index.js</text:p>
      <text:p text:style-name="P15"><text:s text:c="4"/>│ <text:s text:c="2"/>│ <text:s text:c="2"/>│ <text:s text:c="2"/>parser.js</text:p>
      <text:p text:style-name="P15"><text:s text:c="4"/>│ <text:s text:c="2"/>│ <text:s text:c="2"/>│ <text:s text:c="2"/>preferences.json</text:p>
      <text:p text:style-name="P15"><text:soft-page-break/><text:s text:c="4"/>│ <text:s text:c="2"/>│ <text:s text:c="2"/>│ <text:s text:c="2"/>TargetContext.js</text:p>
      <text:p text:style-name="P15"><text:s text:c="4"/>│ <text:s text:c="2"/>│ <text:s text:c="2"/>│</text:p>
      <text:p text:style-name="P15"><text:s text:c="4"/>│ <text:s text:c="2"/>│ <text:s text:c="2"/>└───Translations</text:p>
      <text:p text:style-name="P15"><text:s text:c="4"/>│ <text:s text:c="2"/>│ <text:s text:c="10"/>en.json</text:p>
      <text:p text:style-name="P15"><text:s text:c="4"/>│ <text:s text:c="2"/>│</text:p>
      <text:p text:style-name="P15"><text:s text:c="4"/>│ <text:s text:c="2"/>├───Repetier</text:p>
      <text:p text:style-name="P15"><text:s text:c="4"/>│ <text:s text:c="2"/>│ <text:s text:c="2"/>│ <text:s text:c="2"/>index.js</text:p>
      <text:p text:style-name="P15"><text:s text:c="4"/>│ <text:s text:c="2"/>│ <text:s text:c="2"/>│ <text:s text:c="2"/>preferences.json</text:p>
      <text:p text:style-name="P15"><text:s text:c="4"/>│ <text:s text:c="2"/>│ <text:s text:c="2"/>│</text:p>
      <text:p text:style-name="P15"><text:s text:c="4"/>│ <text:s text:c="2"/>│ <text:s text:c="2"/>└───Translations</text:p>
      <text:p text:style-name="P15"><text:s text:c="4"/>│ <text:s text:c="2"/>│ <text:s text:c="10"/>en.json</text:p>
      <text:p text:style-name="P15"><text:s text:c="4"/>│ <text:s text:c="2"/>│</text:p>
      <text:p text:style-name="P15"><text:s text:c="4"/>│ <text:s text:c="2"/>├───RepRap</text:p>
      <text:p text:style-name="P15"><text:s text:c="4"/>│ <text:s text:c="2"/>│ <text:s text:c="2"/>│ <text:s text:c="2"/>index.js</text:p>
      <text:p text:style-name="P15"><text:s text:c="4"/>│ <text:s text:c="2"/>│ <text:s text:c="2"/>│ <text:s text:c="2"/>preferences.json</text:p>
      <text:p text:style-name="P15"><text:s text:c="4"/>│ <text:s text:c="2"/>│ <text:s text:c="2"/>│</text:p>
      <text:p text:style-name="P15"><text:s text:c="4"/>│ <text:s text:c="2"/>│ <text:s text:c="2"/>└───Translations</text:p>
      <text:p text:style-name="P15"><text:s text:c="4"/>│ <text:s text:c="2"/>│ <text:s text:c="10"/>en.json</text:p>
      <text:p text:style-name="P15"><text:s text:c="4"/>│ <text:s text:c="2"/>│</text:p>
      <text:p text:style-name="P15"><text:s text:c="4"/>│ <text:s text:c="2"/>├───Smoothieware</text:p>
      <text:p text:style-name="P15"><text:s text:c="4"/>│ <text:s text:c="2"/>│ <text:s text:c="2"/>│ <text:s text:c="2"/>index.js</text:p>
      <text:p text:style-name="P15"><text:s text:c="4"/>│ <text:s text:c="2"/>│ <text:s text:c="2"/>│ <text:s text:c="2"/>preferences.json</text:p>
      <text:p text:style-name="P15"><text:s text:c="4"/>│ <text:s text:c="2"/>│ <text:s text:c="2"/>│</text:p>
      <text:p text:style-name="P15"><text:s text:c="4"/>│ <text:s text:c="2"/>│ <text:s text:c="2"/>└───Translations</text:p>
      <text:p text:style-name="P15"><text:s text:c="4"/>│ <text:s text:c="2"/>│ <text:s text:c="10"/>en.json</text:p>
      <text:p text:style-name="P15"><text:s text:c="4"/>│ <text:s text:c="2"/>│</text:p>
      <text:p text:style-name="P15"><text:s text:c="4"/>│ <text:s text:c="2"/>└───Translations</text:p>
      <text:p text:style-name="P15"><text:s text:c="4"/>│ <text:s text:c="10"/>en.json</text:p>
      <text:p text:style-name="P15"><text:s text:c="4"/>│</text:p>
      <text:p text:style-name="P15"><text:s text:c="4"/>├───SandTable</text:p>
      <text:p text:style-name="P15"><text:s text:c="4"/>│ <text:s text:c="2"/>│ <text:s text:c="2"/>preferences.json</text:p>
      <text:p text:style-name="P15"><text:s text:c="4"/>│ <text:s text:c="2"/>│</text:p>
      <text:p text:style-name="P15"><text:s text:c="4"/>│ <text:s text:c="2"/>├───GRBL</text:p>
      <text:p text:style-name="P15"><text:s text:c="4"/>│ <text:s text:c="2"/>│ <text:s text:c="2"/>│ <text:s text:c="2"/>index.js</text:p>
      <text:p text:style-name="P15"><text:s text:c="4"/>│ <text:s text:c="2"/>│ <text:s text:c="2"/>│ <text:s text:c="2"/>preferences.json</text:p>
      <text:p text:style-name="P15"><text:s text:c="4"/>│ <text:s text:c="2"/>│ <text:s text:c="2"/>│</text:p>
      <text:p text:style-name="P15"><text:s text:c="4"/>│ <text:s text:c="2"/>│ <text:s text:c="2"/>└───Translations</text:p>
      <text:p text:style-name="P15"><text:s text:c="4"/>│ <text:s text:c="2"/>│ <text:s text:c="10"/>en.json</text:p>
      <text:p text:style-name="P15"><text:s text:c="4"/>│ <text:s text:c="2"/>│</text:p>
      <text:p text:style-name="P15"><text:s text:c="4"/>│ <text:s text:c="2"/>├───Marlin</text:p>
      <text:p text:style-name="P15"><text:s text:c="4"/>│ <text:s text:c="2"/>│ <text:s text:c="2"/>│ <text:s text:c="2"/>index.js</text:p>
      <text:p text:style-name="P15"><text:s text:c="4"/>│ <text:s text:c="2"/>│ <text:s text:c="2"/>│ <text:s text:c="2"/>preferences.json</text:p>
      <text:p text:style-name="P15"><text:s text:c="4"/>│ <text:s text:c="2"/>│ <text:s text:c="2"/>│</text:p>
      <text:p text:style-name="P15"><text:s text:c="4"/>│ <text:s text:c="2"/>│ <text:s text:c="2"/>└───Translations</text:p>
      <text:p text:style-name="P15"><text:s text:c="4"/>│ <text:s text:c="2"/>│ <text:s text:c="10"/>en.json</text:p>
      <text:p text:style-name="P15"><text:s text:c="4"/>│ <text:s text:c="2"/>│</text:p>
      <text:p text:style-name="P15"><text:s text:c="4"/>│ <text:s text:c="2"/>└───Translations</text:p>
      <text:p text:style-name="P15"><text:s text:c="4"/>│ <text:s text:c="10"/>en.json</text:p>
      <text:p text:style-name="P15"><text:s text:c="4"/>│</text:p>
      <text:p text:style-name="P15"><text:s text:c="4"/>└───Translations</text:p>
      <text:p text:style-name="P15"><text:s text:c="8"/>│ <text:s text:c="2"/>en.json</text:p>
      <text:p text:style-name="P15"><text:s text:c="8"/>│</text:p>
      <text:p text:style-name="P15"><text:s text:c="8"/>├───CNC</text:p>
      <text:p text:style-name="P15"><text:s text:c="8"/>│ <text:s text:c="2"/>│ <text:s text:c="2"/>en.json</text:p>
      <text:p text:style-name="P15"><text:s text:c="8"/>│ <text:s text:c="2"/>│</text:p>
      <text:p text:style-name="P15"><text:s text:c="8"/>│ <text:s text:c="2"/>├───GRBL</text:p>
      <text:p text:style-name="P15"><text:s text:c="8"/>│ <text:s text:c="2"/>│ <text:s text:c="6"/>en.json</text:p>
      <text:p text:style-name="P15"><text:s text:c="8"/>│ <text:s text:c="2"/>│</text:p>
      <text:p text:style-name="P15"><text:s text:c="8"/>│ <text:s text:c="2"/>└───GRBL_ESP32</text:p>
      <text:p text:style-name="P15"><text:s text:c="8"/>│ <text:s text:c="10"/>en.json</text:p>
      <text:p text:style-name="P15"><text:s text:c="8"/>│</text:p>
      <text:p text:style-name="P15"><text:s text:c="8"/>├───Printer3D</text:p>
      <text:p text:style-name="P15"><text:s text:c="8"/>│ <text:s text:c="2"/>│ <text:s text:c="2"/>en.json</text:p>
      <text:p text:style-name="P15"><text:s text:c="8"/>│ <text:s text:c="2"/>│</text:p>
      <text:p text:style-name="P15"><text:soft-page-break/><text:s text:c="8"/>│ <text:s text:c="2"/>├───Marlin</text:p>
      <text:p text:style-name="P15"><text:s text:c="8"/>│ <text:s text:c="2"/>│ <text:s text:c="6"/>en.json</text:p>
      <text:p text:style-name="P15"><text:s text:c="8"/>│ <text:s text:c="2"/>│</text:p>
      <text:p text:style-name="P15"><text:s text:c="8"/>│ <text:s text:c="2"/>├───Repetier</text:p>
      <text:p text:style-name="P15"><text:s text:c="8"/>│ <text:s text:c="2"/>│ <text:s text:c="6"/>en.json</text:p>
      <text:p text:style-name="P15"><text:s text:c="8"/>│ <text:s text:c="2"/>│</text:p>
      <text:p text:style-name="P15"><text:s text:c="8"/>│ <text:s text:c="2"/>├───RepRap</text:p>
      <text:p text:style-name="P15"><text:s text:c="8"/>│ <text:s text:c="2"/>│ <text:s text:c="6"/>en.json</text:p>
      <text:p text:style-name="P15"><text:s text:c="8"/>│ <text:s text:c="2"/>│</text:p>
      <text:p text:style-name="P15"><text:s text:c="8"/>│ <text:s text:c="2"/>└───Smoothieware</text:p>
      <text:p text:style-name="P15"><text:s text:c="8"/>│ <text:s text:c="10"/>en.json</text:p>
      <text:p text:style-name="P15"><text:s text:c="8"/>│</text:p>
      <text:p text:style-name="P15"><text:s text:c="8"/>└───SandTable</text:p>
      <text:p text:style-name="P15"><text:s text:c="12"/>│ <text:s text:c="2"/>en.json</text:p>
      <text:p text:style-name="P15"><text:s text:c="12"/>│</text:p>
      <text:p text:style-name="P15"><text:s text:c="12"/>├───GRBL</text:p>
      <text:p text:style-name="P15"><text:s text:c="12"/>│ <text:s text:c="6"/>en.json</text:p>
      <text:p text:style-name="P15"><text:s text:c="12"/>│</text:p>
      <text:p text:style-name="P15"><text:s text:c="12"/>└───Marlin</text:p>
      <text:p text:style-name="P15"><text:s text:c="20"/>en.js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9T19:58:39.029883085</meta:creation-date>
    <dc:date>2021-08-26T12:08:58.714000000</dc:date>
    <meta:editing-duration>PT5H37M22S</meta:editing-duration>
    <meta:editing-cycles>11</meta:editing-cycles>
    <meta:generator>LibreOffice/6.3.1.2$Windows_X86_64 LibreOffice_project/b79626edf0065ac373bd1df5c28bd630b4424273</meta:generator>
    <meta:document-statistic meta:table-count="0" meta:image-count="0" meta:object-count="0" meta:page-count="7" meta:paragraph-count="363" meta:word-count="818" meta:character-count="7318" meta:non-whitespace-character-count="4550"/>
  </office:meta>
</office:document-meta>
</file>